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53cm"/>
    </style:style>
    <style:style style:name="co3" style:family="table-column">
      <style:table-column-properties fo:break-before="auto" style:column-width="5.316cm"/>
    </style:style>
    <style:style style:name="co4" style:family="table-column">
      <style:table-column-properties fo:break-before="auto" style:column-width="3.283cm"/>
    </style:style>
    <style:style style:name="co5" style:family="table-column">
      <style:table-column-properties fo:break-before="auto" style:column-width="3.8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able-cell-properties fo:border-bottom="0.002cm solid #000000" fo:border-left="none" fo:border-right="none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="none"/>
      <style:text-properties fo:font-size="9pt" style:font-size-asian="9pt" style:font-size-complex="9pt"/>
    </style:style>
    <style:style style:name="ce6" style:family="table-cell" style:parent-style-name="Default">
      <style:table-cell-properties fo:border-bottom="0.002cm solid #000000" fo:background-color="#1c1c1c" fo:border-left="none" fo:border-right="none" fo:border-top="none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000000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ffffff"/>
      <style:text-properties fo:font-size="9pt" style:font-size-asian="9pt" style:font-size-complex="9pt"/>
    </style:style>
    <style:style style:name="ce9" style:family="table-cell" style:parent-style-name="Default">
      <style:table-cell-properties fo:border-bottom="0.002cm solid #000000" fo:background-color="#ffffff" fo:border-left="none" fo:border-right="none" fo:border-top="none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99ff99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ffcccc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ffcccc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99ff99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ffcccc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ackground-color="#ffcccc" fo:border-left="0.002cm solid #000000" fo:border-right="0.002cm solid #000000" fo:border-top="0.002cm solid #000000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none" fo:background-color="#99ff99" fo:border-left="0.002cm solid #000000" fo:border-right="0.002cm solid #000000" fo:border-top="none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0.002cm solid #000000" fo:background-color="#ffffff" fo:border-left="0.002cm solid #000000" fo:border-right="0.002cm solid #000000" fo:border-top="none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24" style:family="table-cell" style:parent-style-name="Default" style:data-style-name="N0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25" style:family="table-cell" style:parent-style-name="Default" style:data-style-name="N0">
      <style:text-properties fo:font-size="9pt" style:font-size-asian="9pt" style:font-size-complex="9pt"/>
    </style:style>
    <style:style style:name="ce26" style:family="table-cell" style:parent-style-name="Default">
      <style:table-cell-properties fo:background-color="#ff3333"/>
      <style:text-properties fo:font-size="9pt" style:font-size-asian="9pt" style:font-size-complex="9pt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1" table:number-columns-repeated="1019" table:default-cell-style-name="ce2"/>
        <table:table-row table:style-name="ro2">
          <table:table-cell table:style-name="ce1" office:value-type="string" table:number-columns-spanned="2" table:number-rows-spanned="2">
            <text:p>Projektplan</text:p>
          </table:table-cell>
          <table:covered-table-cell/>
          <table:table-cell/>
          <table:table-cell table:style-name="ce19" office:value-type="string">
            <text:p>Markus Ernst</text:p>
          </table:table-cell>
          <table:table-cell table:number-columns-repeated="1020"/>
        </table:table-row>
        <table:table-row table:style-name="ro3">
          <table:covered-table-cell table:number-columns-repeated="2"/>
          <table:table-cell/>
          <table:table-cell table:style-name="ce20" office:value-type="string">
            <text:p>Roman Seib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3"/>
          <table:table-cell table:style-name="ce21" office:value-type="string">
            <text:p>Gemeinsam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1. Unteraktivität</text:p>
          </table:table-cell>
          <table:table-cell table:style-name="ce3" office:value-type="string">
            <text:p>2. Unteraktivität</text:p>
          </table:table-cell>
          <table:table-cell table:style-name="ce14" office:value-type="string">
            <text:p>Workload geplant</text:p>
          </table:table-cell>
          <table:table-cell table:style-name="ce22" office:value-type="string">
            <text:p>Workload tatsächlic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Exposé </text:p>
          </table:table-cell>
          <table:table-cell table:style-name="ce4"/>
          <table:table-cell table:style-name="ce15"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6" table:number-columns-repeated="2"/>
          <table:table-cell table:number-columns-repeated="1020"/>
        </table:table-row>
        <table:table-row table:style-name="ro2">
          <table:table-cell table:style-name="ce4" office:value-type="string">
            <text:p>Idee finden</text:p>
          </table:table-cell>
          <table:table-cell table:style-name="ce4"/>
          <table:table-cell table:style-name="ce15" office:value-type="float" office:value="8">
            <text:p>8</text:p>
          </table:table-cell>
          <table:table-cell table:style-name="ce15" office:value-type="float" office:value="15">
            <text:p>15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rainstorming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>
            <text:p>Recherche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13">
            <text:p>1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2">
          <table:table-cell table:style-name="ce4" office:value-type="string">
            <text:p>Ausarbeitung</text:p>
          </table:table-cell>
          <table:table-cell table:style-name="ce4"/>
          <table:table-cell table:style-name="ce15" office:value-type="float" office:value="4">
            <text:p>4</text:p>
          </table:table-cell>
          <table:table-cell table:style-name="ce15" office:value-type="float" office:value="3.5">
            <text:p>3,5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string">
            <text:p>Gliederung</text:p>
          </table:table-cell>
          <table:table-cell table:number-columns-repeated="2" table:style-name="ce18"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>
            <text:p>Überarbeitung</text:p>
          </table:table-cell>
          <table:table-cell table:number-columns-repeated="2" table:style-name="ce17" office:value-type="float" office:value="1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>
            <text:p>Fragenstellung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.5">
            <text:p>0,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2">
          <table:table-cell table:style-name="ce4" office:value-type="string">
            <text:p>Feedback</text:p>
          </table:table-cell>
          <table:table-cell table:style-name="ce4"/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Überarbeitung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MS1 12.10.2015</text:p>
          </table:table-cell>
          <table:table-cell table:style-name="ce6" table:number-columns-repeated="3"/>
          <table:table-cell table:number-columns-repeated="1020"/>
        </table:table-row>
        <table:table-row table:style-name="ro2">
          <table:table-cell table:style-name="ce4" office:value-type="string">
            <text:p>Zielhierarchie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Zielgliederung</text:p>
          </table:table-cell>
          <table:table-cell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usarbeitung</text:p>
          </table:table-cell>
          <table:table-cell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Marktrecherche</text:p>
          </table:table-cell>
          <table:table-cell table:style-name="ce4"/>
          <table:table-cell table:number-columns-repeated="2" table:style-name="ce4" office:value-type="float" office:value="6">
            <text:p>6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Recherche</text:p>
          </table:table-cell>
          <table:table-cell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Vor-/Nachteile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usarbeitung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Domänenrecherche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Recherche</text:p>
          </table:table-cell>
          <table:table-cell office:value-type="float" office:value="4">
            <text:p>4</text:p>
          </table:table-cell>
          <table:table-cell table:style-name="ce25" office:value-type="float" office:value="6">
            <text:p>6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usarbeitung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Alleinstellungsmerkmale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bwägungen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usarbeitung</text:p>
          </table:table-cell>
          <table:table-cell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Methodischer Rahmen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float" office:value="19">
            <text:p>19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0" office:value-type="string">
            <text:p>Auffrischen des MCI Wissens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8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Wahl des Vorgehensmodells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>
            <text:p>Methoden wählen/begründen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Kommunikationsmodell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kizz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usarbeitung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Risiken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Risiken erörter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usarbeitung</text:p>
          </table:table-cell>
          <table:table-cell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Proof of Concepts</text:p>
          </table:table-cell>
          <table:table-cell table:style-name="ce4"/>
          <table:table-cell table:number-columns-repeated="2" table:style-name="ce4" office:value-type="float" office:value="7">
            <text:p>7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etrachtung Risiken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Recherch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usarbeitung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Architekturdiagramm</text:p>
          </table:table-cell>
          <table:table-cell table:style-name="ce4"/>
          <table:table-cell table:style-name="ce4" office:value-type="float" office:value="4.5">
            <text:p>4,5</text:p>
          </table:table-cell>
          <table:table-cell table:style-name="ce4" office:value-type="float" office:value="5">
            <text:p>5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kizze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odell</text:p>
          </table:table-cell>
          <table:table-cell table:number-columns-repeated="2" office:value-type="float" office:value="3">
            <text:p>3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>
            <text:p>MS2 26.10.2015</text:p>
          </table:table-cell>
          <table:table-cell table:style-name="ce7" table:number-columns-repeated="3"/>
          <table:table-cell table:number-columns-repeated="1020"/>
        </table:table-row>
        <table:table-row table:style-name="ro3">
          <table:table-cell table:style-name="ce4" office:value-type="string">
            <text:p>Dokumentation der PoCs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float" office:value="6">
            <text:p>6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usarbeitung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>
            <text:p>Benutzermodelle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>
            <text:p>Ausarbeitun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Persona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Benutzungsmodelle</text:p>
          </table:table-cell>
          <table:table-cell table:style-name="ce4"/>
          <table:table-cell table:style-name="ce4" office:value-type="float" office:value="9">
            <text:p>9</text:p>
          </table:table-cell>
          <table:table-cell table:style-name="ce4" office:value-type="float" office:value="7">
            <text:p>7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string">
            <text:p>präskriptiv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>
            <text:p>descriptiv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Anforderungen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4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5" office:value-type="string">
            <text:p>Auswertung der MCI Meilensteine</text:p>
          </table:table-cell>
          <table:table-cell table:number-columns-repeated="2" table:style-name="ce5" office:value-type="float" office:value="5">
            <text:p>5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rainstorming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usarbeitung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MS3 9.11.20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4" office:value-type="string">
            <text:p>Datenstrukturen</text:p>
          </table:table-cell>
          <table:table-cell table:style-name="ce4"/>
          <table:table-cell table:number-columns-repeated="2" table:style-name="ce4" office:value-type="float" office:value="8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Analyse der Opendata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>
            <text:p>Ausarbeitung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WBA-Modellierungen</text:p>
          </table:table-cell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15">
            <text:p>15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string">
            <text:p>Entwicklung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">
            <text:p>15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>
            <text:p>Prototypen UI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4" office:value-type="float" office:value="16">
            <text:p>16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string">
            <text:p>Entwicklung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6">
            <text:p>16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MS4 30.11.20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4" office:value-type="string">
            <text:p>Funktionale Prototypen</text:p>
          </table:table-cell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18">
            <text:p>18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ntwicklung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>
            <text:p>Evaluationsergebnisse UI</text:p>
          </table:table-cell>
          <table:table-cell table:style-name="ce4"/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valuation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uwertung der Evaluati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usarbeitung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Kommunikationsziele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rainstorming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bwägung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usarbeitun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MS5 14.12.20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4" office:value-type="string">
            <text:p>Prozessassessment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 office:value-type="float" office:value="9">
            <text:p>9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Kritische Prüfung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usarbeitung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Fazit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5" office:value-type="string">
            <text:p>Reflexion des Projekts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usarbeitung</text:p>
          </table:table-cell>
          <table:table-cell table:number-columns-repeated="2" office:value-type="float" office:value="3">
            <text:p>3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>
            <text:p>Poster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style-name="ce4" office:value-type="float" office:value="9">
            <text:p>9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Überlegung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bwägung welche Information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usarbeitung</text:p>
          </table:table-cell>
          <table:table-cell table:number-columns-repeated="2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Implementation</text:p>
          </table:table-cell>
          <table:table-cell table:style-name="ce4"/>
          <table:table-cell table:style-name="ce4" office:value-type="float" office:value="24">
            <text:p>24</text:p>
          </table:table-cell>
          <table:table-cell table:style-name="ce4" office:value-type="float" office:value="32">
            <text:p>32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Server Redis + Service Node.JS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Kommunikation OkHttp in Java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ndroid + Google Maps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Konfigurationsdateien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/>
          <table:table-cell table:number-columns-repeated="1020"/>
        </table:table-row>
        <table:table-row table:style-name="ro3">
          <table:table-cell/>
          <table:table-cell office:value-type="string">
            <text:p>Exportierun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>
            <text:p>Installationsdoku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office:value-type="string">
            <text:p>Zusammentragen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usarbeitu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MS6 18.01.2015</text:p>
          </table:table-cell>
          <table:table-cell table:style-name="ce7" table:number-columns-repeated="3"/>
          <table:table-cell table:style-name="ce26" office:value-type="string">
            <text:p>Deadline zum 18.01.2015</text:p>
          </table:table-cell>
          <table:table-cell table:number-columns-repeated="1019"/>
        </table:table-row>
        <table:table-row table:style-name="ro2">
          <table:table-cell table:style-name="ce8" table:number-columns-repeated="5"/>
          <table:table-cell table:number-columns-repeated="1019"/>
        </table:table-row>
        <table:table-row table:style-name="ro2">
          <table:table-cell table:style-name="ce9" office:value-type="string">
            <text:p>Projektbegründung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22">
            <text:p>22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8" table:number-columns-repeated="2"/>
          <table:table-cell table:style-name="ce8" office:value-type="float" office:value="30">
            <text:p>30</text:p>
          </table:table-cell>
          <table:table-cell table:style-name="ce8" office:value-type="float" office:value="22">
            <text:p>22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8" table:number-columns-repeated="5"/>
          <table:table-cell table:number-columns-repeated="1019"/>
        </table:table-row>
        <table:table-row table:style-name="ro2">
          <table:table-cell table:number-columns-repeated="2"/>
          <table:table-cell office:value-type="float" office:value="234.5">
            <text:p>234,5</text:p>
          </table:table-cell>
          <table:table-cell office:value-type="float" office:value="279.5">
            <text:p>279,5</text:p>
          </table:table-cell>
          <table:table-cell table:number-columns-repeated="1020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15.01.2016</text:date>, <text:time>11:34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0:16:49.05</meta:creation-date>
    <dc:date>2016-01-15T11:34:24.35</dc:date>
    <meta:editing-duration>PT7H3M33S</meta:editing-duration>
    <meta:editing-cycles>17</meta:editing-cycles>
    <meta:generator>OpenOffice/4.1.0$Win32 OpenOffice.org_project/410m18$Build-9764</meta:generator>
    <dc:creator>bernd  schneider</dc:creator>
    <meta:document-statistic meta:table-count="3" meta:cell-count="281" meta:object-count="0"/>
  </office:meta>
</office:document-meta>
</file>